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150pt" officeooo:paragraph-rsid="0028199e" style:font-size-asian="150pt" style:font-size-complex="150pt"/>
    </style:style>
    <style:style style:name="P2" style:family="paragraph">
      <loext:graphic-properties draw:fill="solid" draw:fill-color="#b2b2b2"/>
      <style:paragraph-properties style:writing-mode="lr-tb"/>
    </style:style>
    <style:style style:name="P3" style:family="paragraph">
      <loext:graphic-properties draw:fill="none" draw:fill-color="#ffffff"/>
      <style:text-properties fo:font-family="'DejaVu Sans'" style:font-family-generic="swiss" style:font-pitch="variable" fo:font-size="18pt" style:font-size-asian="18pt" style:font-size-complex="18pt"/>
    </style:style>
    <style:style style:name="P4" style:family="paragraph" style:parent-style-name="Heading_20_1">
      <style:paragraph-properties fo:text-align="center" style:justify-single-word="false">
        <style:tab-stops>
          <style:tab-stop style:position="5.546cm"/>
          <style:tab-stop style:position="5.636cm"/>
        </style:tab-stops>
      </style:paragraph-properties>
      <style:text-properties fo:font-size="88pt" style:font-size-asian="88pt" style:font-size-complex="88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family="'DejaVu Sans'" style:font-family-generic="swiss" style:font-pitch="variable" fo:font-size="28pt" style:font-size-asian="28pt" style:font-size-complex="28pt"/>
    </style:style>
    <style:style style:name="T2" style:family="text">
      <style:text-properties fo:font-family="'DejaVu Sans'" style:font-family-generic="swiss" style:font-pitch="variable" fo:font-size="20pt" style:font-size-asian="20pt" style:font-size-complex="20pt"/>
    </style:style>
    <style:style style:name="T3" style:family="text">
      <style:text-properties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4" style:family="text">
      <style:text-properties fo:color="#ff8000" loext:opacity="100%" fo:font-family="'DejaVu Sans'" style:font-family-generic="swiss" style:font-pitch="variable" fo:font-size="20pt" style:font-size-asian="20pt" style:font-size-complex="20pt"/>
    </style:style>
    <style:style style:name="T5" style:family="text">
      <style:text-properties style:use-window-font-color="true" loext:opacity="0%" fo:font-family="'DejaVu Sans'" style:font-family-generic="swiss" style:font-pitch="variable" fo:font-size="20pt" style:font-name-asian="Noto Serif CJK SC" style:font-size-asian="20pt" style:font-name-complex="Lohit Devanagari1" style:font-size-complex="20pt"/>
    </style:style>
    <style:style style:name="T6" style:family="text">
      <style:text-properties fo:color="#c9211e" loext:opacity="100%" fo:font-family="'DejaVu Sans'" style:font-family-generic="swiss" style:font-pitch="variable" fo:font-size="20pt" style:font-size-asian="20pt" style:font-size-complex="20pt"/>
    </style:style>
    <style:style style:name="T7" style:family="text">
      <style:text-properties officeooo:rsid="0027267c"/>
    </style:style>
    <style:style style:name="T8" style:family="text">
      <style:text-properties style:use-window-font-color="true" loext:opacity="0%" fo:font-family="'DejaVu Sans'" style:font-family-generic="swiss" style:font-pitch="variable" fo:font-size="28pt" fo:font-weight="bold" style:font-name-asian="Noto Serif CJK SC" style:font-size-asian="28pt" style:font-weight-asian="bold" style:font-name-complex="Lohit Devanagari1" style:font-size-complex="28pt" style:font-weight-complex="bold"/>
    </style:style>
    <style:style style:name="T9" style:family="text">
      <style:text-properties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0" style:family="text">
      <style:text-properties fo:font-family="'DejaVu Sans'" style:font-family-generic="swiss" style:font-pitch="variable" fo:font-size="24pt" style:font-size-asian="24pt" style:font-size-complex="24pt"/>
    </style:style>
    <style:style style:name="T11" style:family="text">
      <style:text-properties fo:color="#c9211e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2" style:family="text">
      <style:text-properties fo:color="#c9211e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3" style:family="text">
      <style:text-properties fo:color="#ff00ff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4" style:family="text">
      <style:text-properties fo:color="#ff00ff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5" style:family="text">
      <style:text-properties fo:color="#0000ff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6" style:family="text">
      <style:text-properties fo:color="#0000ff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7" style:family="text">
      <style:text-properties fo:color="#00ff00" loext:opacity="100%" fo:font-family="'DejaVu Sans'" style:font-family-generic="swiss" style:font-pitch="variable" fo:font-size="24pt" style:font-name-asian="Noto Serif CJK SC" style:font-size-asian="24pt" style:font-name-complex="Lohit Devanagari1" style:font-size-complex="24pt"/>
    </style:style>
    <style:style style:name="T18" style:family="text">
      <style:text-properties fo:color="#00ff00" loext:opacity="100%" fo:font-family="'DejaVu Sans'" style:font-family-generic="swiss" style:font-pitch="variable" fo:font-size="32pt" fo:font-weight="bold" style:font-name-asian="Noto Serif CJK SC" style:font-size-asian="32pt" style:font-weight-asian="bold" style:font-name-complex="Lohit Devanagari1" style:font-size-complex="32pt" style:font-weight-complex="bold"/>
    </style:style>
    <style:style style:name="T19" style:family="text">
      <style:text-properties fo:color="#c9211e" loext:opacity="100%" fo:font-family="'DejaVu Sans'" style:font-family-generic="swiss" style:font-pitch="variable" fo:font-size="32pt" style:font-name-asian="Noto Serif CJK SC" style:font-size-asian="32pt" style:font-name-complex="Lohit Devanagari1" style:font-size-complex="32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Linux Libertine Mono O'" style:font-pitch="variable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color="#1c1c1c" draw:fill="solid" draw:fill-color="#b2b2b2" draw:textarea-horizontal-align="justify" draw:textarea-vertical-align="middle" draw:auto-grow-height="false" fo:min-height="0.407cm" fo:min-width="1.54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4.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4.4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8.56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11.3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65.999cm" fo:min-width="1cm" style:writing-mode="lr-tb" loext:decorative="false" style:run-through="foreground" style:wrap="run-through" style:number-wrapped-paragraphs="no-limit" style:vertical-pos="from-top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t" svg:stroke-color="#808080" svg:stroke-linecap="butt" draw:fill-color="#ffffff" draw:textarea-horizontal-align="justify" draw:textarea-vertical-align="middle" draw:auto-grow-height="false" fo:min-height="3cm" fo:min-width="6.5cm" style:writing-mode="lr-tb" loext:decorative="false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6" draw:name="Form 5" draw:style-name="gr6" draw:text-style-name="P6" svg:width="1.001cm" svg:height="66cm" svg:x="16.499cm" svg:y="28.998cm">
        <text:p text:style-name="P5"><text:span text:style-name="T20">LED</text:span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Form 1" draw:style-name="gr7" draw:text-style-name="P6" svg:width="6.501cm" svg:height="3.001cm" svg:x="13.75cm" svg:y="94.998cm">
        <text:p text:style-name="P5"><text:span text:style-name="T20">Raspberry PI Zero</text:span></text:p>
        <draw:enhanced-geometry svg:viewBox="0 0 21600 21600" draw:type="rectangle" draw:enhanced-path="M 0 0 L 21600 0 21600 21600 0 21600 0 0 Z N"/>
      </draw:custom-shape>
      <text:p text:style-name="P1"><draw:custom-shape text:anchor-type="paragraph" draw:z-index="4" draw:name="Form 4" draw:style-name="gr1" draw:text-style-name="P2" svg:width="1.763cm" svg:height="0.814cm" svg:x="19.001cm" svg:y="28.97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3" draw:name="Textrahmen 1" draw:style-name="gr2" draw:text-style-name="P3" svg:width="10.626cm" svg:height="4.44cm" svg:x="21.001cm" svg:y="28.843cm"><draw:text-box><text:p><text:span text:style-name="T1">Overflow Light</text:span></text:p><text:p><text:span text:style-name="T2">◌</text:span><text:span text:style-name="T3"> pulsing</text:span><text:span text:style-name="T3"><text:tab/></text:span><text:span text:style-name="T3">→ more open tickets than LEDs. The numbers are scaled to 100% for visualization.</text:span></text:p></draw:text-box></draw:frame><draw:custom-shape text:anchor-type="paragraph" draw:z-index="2" draw:name="Form 3" draw:style-name="gr1" draw:text-style-name="P2" svg:width="1.763cm" svg:height="0.814cm" svg:x="19.001cm" svg:y="93.66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range-x-minimum="0" draw:handle-range-x-maximum="21600" draw:handle-range-y-minimum="0" draw:handle-range-y-maximum="10800" draw:handle-position="$0 $1" draw:handle-position-x="$0" draw:handle-position-y="$1"/></draw:enhanced-geometry></draw:custom-shape><draw:frame text:anchor-type="paragraph" draw:z-index="1" draw:name="Textrahmen 2" draw:style-name="gr3" draw:text-style-name="P3" svg:width="11.136cm" svg:height="4.437cm" svg:x="21.001cm" svg:y="93.497cm"><draw:text-box><text:p><text:span text:style-name="T1">Status Light</text:span></text:p><text:p><text:span text:style-name="T2">◌</text:span><text:span text:style-name="T3"> pulsing</text:span><text:span text:style-name="T3"><text:tab/></text:span><text:span text:style-name="T3">→ normal operating</text:span></text:p><text:p><text:span text:style-name="T4">● </text:span><text:span text:style-name="T5">pulsing</text:span><text:span text:style-name="T5"><text:tab/></text:span><text:span text:style-name="T5">→ connectivity issue</text:span></text:p><text:p><text:span text:style-name="T6">● </text:span><text:span text:style-name="T5">pulsing</text:span><text:span text:style-name="T5"><text:tab/></text:span><text:span text:style-name="T5">→ error status</text:span></text:p></draw:text-box></draw:frame>APIM<text:span text:style-name="T7"> Betrieb</text:span></text:p>
      <text:h text:style-name="P4" text:outline-level="1"><draw:frame text:anchor-type="paragraph" draw:z-index="7" draw:name="Textrahmen 4" draw:style-name="gr4" draw:text-style-name="P3" svg:width="12.374cm" svg:height="8.566cm" svg:x="19.408cm" svg:y="62.311cm"><draw:text-box><text:p><text:span text:style-name="T8">Blinking </text:span><text:span text:style-name="T8">LEDs</text:span></text:p><text:p><text:span text:style-name="T8"><text:s text:c="2"/>→ </text:span><text:span text:style-name="T8">Overdue </text:span><text:span text:style-name="T8">Tickets</text:span></text:p><text:p><text:span text:style-name="T8"/></text:p><text:p><text:span text:style-name="T8">Timeouts</text:span></text:p><text:p><text:span text:style-name="T9">- O</text:span><text:span text:style-name="T10">pen</text:span><text:span text:style-name="T10"><text:tab/></text:span><text:span text:style-name="T10"><text:tab/></text:span><text:span text:style-name="T10"><text:tab/></text:span><text:span text:style-name="T10">→ 3h</text:span></text:p><text:p><text:span text:style-name="T9">- Processing</text:span><text:span text:style-name="T9"><text:tab/></text:span><text:span text:style-name="T9">→ </text:span><text:span text:style-name="T9">1w</text:span></text:p><text:p><text:span text:style-name="T9">- Waiting</text:span><text:span text:style-name="T9"><text:tab/></text:span><text:span text:style-name="T9"><text:tab/></text:span><text:span text:style-name="T9"><text:tab/></text:span><text:span text:style-name="T9">→ 4w</text:span></text:p><text:p><text:span text:style-name="T9">- Checking</text:span><text:span text:style-name="T9"><text:tab/></text:span><text:span text:style-name="T9"><text:tab/></text:span><text:span text:style-name="T9">→ 6w</text:span></text:p></draw:text-box></draw:frame><draw:frame text:anchor-type="paragraph" draw:z-index="5" draw:name="Textrahmen 3" draw:style-name="gr5" draw:text-style-name="P3" svg:width="13.341cm" svg:height="11.339cm" svg:x="18.533cm" svg:y="49.324cm"><draw:text-box><text:p><text:span text:style-name="T8">APIM Betrieb Tickes </text:span></text:p><text:p><text:span text:style-name="T11"/></text:p><text:p><text:span text:style-name="T12">● red</text:span><text:span text:style-name="T12"><text:tab/></text:span><text:span text:style-name="T12"><text:tab/></text:span><text:span text:style-name="T12"><text:tab/></text:span><text:span text:style-name="T12"><text:tab/></text:span><text:span text:style-name="T9">→ o</text:span><text:span text:style-name="T10">pen</text:span></text:p><text:p><text:span text:style-name="T13"/></text:p><text:p><text:span text:style-name="T14">● magenta</text:span><text:span text:style-name="T14"><text:tab/></text:span><text:span text:style-name="T9">→ processing</text:span></text:p><text:p><text:span text:style-name="T15"/></text:p><text:p><text:span text:style-name="T16">● blue</text:span><text:span text:style-name="T12"><text:tab/></text:span><text:span text:style-name="T12"><text:tab/></text:span><text:span text:style-name="T12"><text:tab/></text:span><text:span text:style-name="T9">→ waiting</text:span></text:p><text:p><text:span text:style-name="T17"/></text:p><text:p><text:span text:style-name="T18">● green</text:span><text:span text:style-name="T19"><text:tab/></text:span><text:span text:style-name="T19"><text:tab/></text:span><text:span text:style-name="T19"><text:tab/></text:span><text:span text:style-name="T9">→ checking</text:span></text:p><text:p><text:span text:style-name="T9"/></text:p></draw:text-box></draw:frame>Offene JIRA Ticket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e" number:country="CH" loext:transliteration-spellout="title cardinal" number:transliteration-language="de" number:transliteration-country="CH">
      <number:number number:decimal-places="0" number:min-decimal-places="0" number:min-integer-digits="1"/>
    </number:number-style>
    <number:number-style style:name="N10115" number:language="de" number:country="CH" loext:transliteration-spellout="title USD" number:transliteration-language="de" number:transliteration-country="CH">
      <number:number number:decimal-places="0" number:min-decimal-places="0" number:min-integer-digits="1"/>
    </number:number-style>
    <number:number-style style:name="N10116" number:language="de" number:country="CH" loext:transliteration-spellout="title USD" number:transliteration-language="de" number:transliteration-country="CH">
      <number:number number:decimal-places="2" number:min-decimal-places="2" number:min-integer-digits="1"/>
    </number:number-style>
    <number:number-style style:name="N10117" number:language="de" number:country="CH" loext:transliteration-spellout="upper USD" number:transliteration-language="de" number:transliteration-country="CH">
      <number:number number:decimal-places="0" number:min-decimal-places="0" number:min-integer-digits="1"/>
    </number:number-style>
    <number:number-style style:name="N10118" number:language="de" number:country="CH" loext:transliteration-spellout="upper USD" number:transliteration-language="de" number:transliteration-country="CH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4.001cm" fo:page-height="100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20:03:22.549951477</meta:creation-date>
    <dc:date>2025-03-26T10:25:34.416352000</dc:date>
    <meta:editing-duration>PT57M7S</meta:editing-duration>
    <meta:editing-cycles>9</meta:editing-cycles>
    <meta:generator>LibreOffice/25.2.1.2$MacOSX_AARCH64 LibreOffice_project/d3abf4aee5fd705e4a92bba33a32f40bc4e56f49</meta:generator>
    <meta:print-date>2025-02-24T16:34:37.179170445</meta:print-date>
    <meta:printed-by>PDF files</meta:printed-by>
    <meta:document-statistic meta:table-count="0" meta:image-count="0" meta:object-count="0" meta:page-count="1" meta:paragraph-count="2" meta:word-count="5" meta:character-count="31" meta:non-whitespace-character-count="28"/>
  </office:meta>
</office:document-meta>
</file>